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B00000126315549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Roboto Condensed1" svg:font-family="'Roboto Condensed'" style:font-adornments="Bold Italic" style:font-pitch="variable"/>
    <style:font-face style:name="Roboto Condensed2" svg:font-family="'Roboto Condensed'" style:font-adornments="Regular" style:font-pitch="variable"/>
  </office:font-face-decls>
  <office:automatic-styles>
    <style:style style:name="P1" style:family="paragraph" style:parent-style-name="Table_20_Contents">
      <style:text-properties officeooo:rsid="001bb8e0" officeooo:paragraph-rsid="001bb8e0"/>
    </style:style>
    <style:style style:name="P2" style:family="paragraph" style:parent-style-name="Text_20_body">
      <style:text-properties officeooo:paragraph-rsid="0016757a"/>
    </style:style>
    <style:style style:name="P3" style:family="paragraph" style:parent-style-name="Text_20_body">
      <style:text-properties fo:font-style="italic" officeooo:rsid="0016757a" officeooo:paragraph-rsid="0016757a" style:font-style-asian="italic" style:font-style-complex="italic"/>
    </style:style>
    <style:style style:name="P4" style:family="paragraph" style:parent-style-name="Text_20_body">
      <style:text-properties fo:font-style="italic" officeooo:rsid="001a302d" officeooo:paragraph-rsid="001a302d" style:font-style-asian="italic" style:font-style-complex="italic"/>
    </style:style>
    <style:style style:name="P5" style:family="paragraph" style:parent-style-name="Subtitle">
      <style:text-properties officeooo:rsid="001d2adb" officeooo:paragraph-rsid="001d2adb"/>
    </style:style>
    <style:style style:name="P6" style:family="paragraph" style:parent-style-name="Heading_20_1">
      <style:text-properties officeooo:paragraph-rsid="0016757a"/>
    </style:style>
    <style:style style:name="P7" style:family="paragraph" style:parent-style-name="Heading_20_3">
      <style:text-properties officeooo:rsid="0016757a" officeooo:paragraph-rsid="0016757a"/>
    </style:style>
    <style:style style:name="P8" style:family="paragraph" style:parent-style-name="Text_20_body">
      <style:text-properties officeooo:rsid="001d2adb" officeooo:paragraph-rsid="001d2adb"/>
    </style:style>
    <style:style style:name="P9" style:family="paragraph" style:parent-style-name="Text_20_body">
      <style:text-properties fo:font-style="normal" officeooo:rsid="001d2adb" officeooo:paragraph-rsid="001d2adb" style:font-style-asian="normal" style:font-style-complex="normal"/>
    </style:style>
    <style:style style:name="P10" style:family="paragraph" style:parent-style-name="Text_20_body">
      <style:text-properties fo:font-style="normal" officeooo:rsid="001efaaa" officeooo:paragraph-rsid="001efaaa" style:font-style-asian="normal" style:font-style-complex="normal"/>
    </style:style>
    <style:style style:name="P11" style:family="paragraph" style:parent-style-name="Title">
      <style:text-properties officeooo:rsid="001a302d" officeooo:paragraph-rsid="001a302d"/>
    </style:style>
    <style:style style:name="T1" style:family="text">
      <style:text-properties officeooo:rsid="0016757a"/>
    </style:style>
    <style:style style:name="T2" style:family="text">
      <style:text-properties officeooo:rsid="001a302d"/>
    </style:style>
    <style:style style:name="T3" style:family="text">
      <style:text-properties officeooo:rsid="001d2ad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faa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UWB Radar Development Kit</text:span></text:p>
      <text:p text:style-name="P5">Master Document</text:p>
      <text:h text:style-name="Heading_20_1" text:outline-level="1">1.<text:span text:style-name="T3">Introduction</text:span></text:h>
      <text:p text:style-name="P8">This document illustrates the ARIA UWB Radar Development Kit (<text:span text:style-name="T4">ARIA RDK</text:span>), provided to develop custom algorithms on the entire ARIA UWB Sensors suite.</text:p>
      <text:p text:style-name="P9">The ARIA RDK is designed to provide different functionalities:</text:p>
      <text:p text:style-name="P9">1. evaluation of UWB antennas and arrays performances</text:p>
      <text:p text:style-name="P9">2. control and data acquisition from different radar devices and families</text:p>
      <text:p text:style-name="P9">3. implementation of algorithms for the development of different applications.</text:p>
      <text:p text:style-name="P9"/>
      <text:p text:style-name="P10">The ARIA-RDK provides a common Graphical User Interface to </text:p>
      <text:h text:style-name="P6" text:outline-level="1"><text:span text:style-name="T1">2</text:span>.</text:h>
      <text:p text:style-name="P4">blabla</text:p>
      <text:p text:style-name="P3"/>
      <text:h text:style-name="P7" text:outline-level="3">2.1 Edit Reconfigure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Roboto Condensed1" svg:font-family="'Roboto Condensed'" style:font-adornments="Bold Italic" style:font-pitch="variable"/>
    <style:font-face style:name="Roboto Condensed2" svg:font-family="'Roboto Condensed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Roboto" fo:font-family="Roboto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Condensed2" fo:font-family="'Roboto Condensed'" style:font-style-name="Regular" style:font-pitch="variable" fo:font-size="2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Roboto Condensed" fo:font-family="'Roboto Condensed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Roboto Condensed" fo:font-family="'Roboto Condensed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Roboto Condensed" fo:font-family="'Roboto Condensed'" style:font-style-name="Bold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Roboto Condensed1" fo:font-family="'Roboto Condensed'" style:font-style-name="Bold Italic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Roboto Condensed2" fo:font-family="'Roboto Condensed'" style:font-style-name="Regular" style:font-pitch="variable"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MP1" style:family="paragraph" style:parent-style-name="Table_20_Contents">
      <style:text-properties officeooo:rsid="001bb8e0" officeooo:paragraph-rsid="001bb8e0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<draw:frame draw:style-name="Mfr1" draw:name="Image1" text:anchor-type="as-char" svg:width="2.2319in" svg:height="0.6756in" draw:z-index="0"><draw:image xlink:href="Pictures/10000001000003CB000001263155490A.png" xlink:type="simple" xlink:show="embed" xlink:actuate="onLoad" draw:mime-type="image/png"/></draw:frame></text:p>
            </table:table-cell>
            <table:table-cell table:style-name="Table1.A1" office:value-type="string">
              <text:p text:style-name="Table_20_Contents"/>
            </table:table-cell>
            <table:table-cell table:style-name="Table1.C1" office:value-type="string">
              <text:p text:style-name="MP1">ARIA Sensing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1:01:19.450687719</meta:creation-date>
    <meta:editing-duration>PT6H46M</meta:editing-duration>
    <meta:editing-cycles>3</meta:editing-cycles>
    <meta:generator>LibreOffice/24.2.5.2$Linux_X86_64 LibreOffice_project/bffef4ea93e59bebbeaf7f431bb02b1a39ee8a59</meta:generator>
    <dc:date>2024-08-03T19:27:50.324987900</dc:date>
    <meta:document-statistic meta:table-count="1" meta:image-count="1" meta:object-count="0" meta:page-count="1" meta:paragraph-count="14" meta:word-count="84" meta:character-count="567" meta:non-whitespace-character-count="495"/>
    <meta:template xlink:type="simple" xlink:actuate="onRequest" xlink:title="ARIATemplateDoc" xlink:href="../../../../../Templates/ARIATemplateDoc.ott" meta:date="2024-08-03T11:01:18.803282482"/>
  </office:meta>
</office:document-meta>
</file>